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ans" svg:font-family="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Sans" officeooo:paragraph-rsid="0012d5df"/>
    </style:style>
    <style:style style:name="P2" style:family="paragraph" style:parent-style-name="Standard">
      <style:text-properties style:font-name="Sans" officeooo:rsid="0011cfc3" officeooo:paragraph-rsid="0011cfc3"/>
    </style:style>
    <style:style style:name="P3" style:family="paragraph" style:parent-style-name="Standard">
      <style:text-properties style:font-name="Sans" officeooo:rsid="001204d0" officeooo:paragraph-rsid="0012d5df"/>
    </style:style>
    <style:style style:name="P4" style:family="paragraph" style:parent-style-name="Standard">
      <style:text-properties style:font-name="Sans" officeooo:rsid="0012d5df" officeooo:paragraph-rsid="0012d5df"/>
    </style:style>
    <style:style style:name="P5" style:family="paragraph" style:parent-style-name="Standard">
      <style:text-properties style:font-name="Sans" officeooo:rsid="0015e95a" officeooo:paragraph-rsid="0015e95a"/>
    </style:style>
    <style:style style:name="P6" style:family="paragraph" style:parent-style-name="Standard">
      <style:text-properties style:font-name="Sans" fo:font-weight="bold" officeooo:paragraph-rsid="003d2fdb" style:font-weight-asian="bold" style:font-weight-complex="bold"/>
    </style:style>
    <style:style style:name="P7" style:family="paragraph" style:parent-style-name="Standard">
      <style:text-properties style:font-name="Sans" fo:font-weight="bold" officeooo:paragraph-rsid="003ec4b1" style:font-weight-asian="bold" style:font-weight-complex="bold"/>
    </style:style>
    <style:style style:name="P8" style:family="paragraph" style:parent-style-name="Standard">
      <style:text-properties style:font-name="Sans" fo:font-weight="bold" officeooo:paragraph-rsid="00427127" style:font-weight-asian="bold" style:font-weight-complex="bold"/>
    </style:style>
    <style:style style:name="P9" style:family="paragraph" style:parent-style-name="Standard">
      <style:text-properties style:font-name="Sans" fo:font-weight="normal" officeooo:rsid="002221ad" officeooo:paragraph-rsid="002221ad" style:font-weight-asian="normal" style:font-weight-complex="normal"/>
    </style:style>
    <style:style style:name="P10" style:family="paragraph" style:parent-style-name="Standard">
      <style:text-properties style:font-name="Sans" fo:font-weight="normal" officeooo:rsid="0023aeeb" officeooo:paragraph-rsid="0023aeeb" style:font-weight-asian="normal" style:font-weight-complex="normal"/>
    </style:style>
    <style:style style:name="P11" style:family="paragraph" style:parent-style-name="Standard">
      <style:text-properties style:font-name="Sans" fo:font-weight="normal" officeooo:rsid="0023aeeb" officeooo:paragraph-rsid="003fa43e" style:font-weight-asian="normal" style:font-weight-complex="normal"/>
    </style:style>
    <style:style style:name="P12" style:family="paragraph" style:parent-style-name="Standard">
      <style:text-properties style:font-name="Sans" fo:font-weight="normal" officeooo:rsid="0024f049" officeooo:paragraph-rsid="0024f049" style:font-weight-asian="normal" style:font-weight-complex="normal"/>
    </style:style>
    <style:style style:name="P13" style:family="paragraph" style:parent-style-name="Standard">
      <style:text-properties style:font-name="Sans" fo:font-weight="normal" officeooo:rsid="00269f92" officeooo:paragraph-rsid="0024f1f6" style:font-weight-asian="normal" style:font-weight-complex="normal"/>
    </style:style>
    <style:style style:name="P14" style:family="paragraph" style:parent-style-name="Standard">
      <style:text-properties style:font-name="Sans" fo:font-weight="normal" officeooo:rsid="0028da4a" officeooo:paragraph-rsid="00269f92" style:font-weight-asian="normal" style:font-weight-complex="normal"/>
    </style:style>
    <style:style style:name="P15" style:family="paragraph" style:parent-style-name="Standard">
      <style:text-properties style:font-name="Sans" fo:font-weight="normal" officeooo:rsid="002bbe75" officeooo:paragraph-rsid="002a91ce" style:font-weight-asian="normal" style:font-weight-complex="normal"/>
    </style:style>
    <style:style style:name="P16" style:family="paragraph" style:parent-style-name="Standard">
      <style:text-properties style:font-name="Sans" fo:font-weight="normal" officeooo:rsid="0030918f" officeooo:paragraph-rsid="0030918f" style:font-weight-asian="normal" style:font-weight-complex="normal"/>
    </style:style>
    <style:style style:name="P17" style:family="paragraph" style:parent-style-name="Standard">
      <style:text-properties style:font-name="Sans" officeooo:paragraph-rsid="0038ce85"/>
    </style:style>
    <style:style style:name="P18" style:family="paragraph" style:parent-style-name="Standard">
      <style:text-properties style:font-name="Sans" officeooo:paragraph-rsid="003a5e5a"/>
    </style:style>
    <style:style style:name="P19" style:family="paragraph" style:parent-style-name="Standard">
      <style:paragraph-properties fo:break-before="page"/>
      <style:text-properties style:font-name="Sans" fo:font-weight="bold" officeooo:rsid="002221ad" officeooo:paragraph-rsid="002221ad" style:font-weight-asian="bold" style:font-weight-complex="bold"/>
    </style:style>
    <style:style style:name="P20" style:family="paragraph" style:parent-style-name="Standard">
      <style:text-properties style:font-name="Sans" officeooo:rsid="003c044b" officeooo:paragraph-rsid="0012d5df"/>
    </style:style>
    <style:style style:name="P21" style:family="paragraph" style:parent-style-name="Standard">
      <style:text-properties style:font-name="Sans" fo:language="cs" fo:country="CZ" fo:font-weight="normal" officeooo:rsid="003d2fdb" officeooo:paragraph-rsid="003ec4b1" style:font-weight-asian="normal" style:font-weight-complex="normal"/>
    </style:style>
    <style:style style:name="P22" style:family="paragraph" style:parent-style-name="Standard">
      <style:text-properties style:font-name="Sans" fo:font-weight="normal" officeooo:rsid="002bbe75" officeooo:paragraph-rsid="002a91ce" style:font-weight-asian="normal" style:font-weight-complex="normal"/>
    </style:style>
    <style:style style:name="T1" style:family="text">
      <style:text-properties officeooo:rsid="0011cfc3"/>
    </style:style>
    <style:style style:name="T2" style:family="text">
      <style:text-properties officeooo:rsid="0019321f"/>
    </style:style>
    <style:style style:name="T3" style:family="text">
      <style:text-properties fo:font-weight="normal" officeooo:rsid="0019321f" style:font-weight-asian="normal" style:font-weight-complex="normal"/>
    </style:style>
    <style:style style:name="T4" style:family="text">
      <style:text-properties fo:font-weight="normal" officeooo:rsid="00195a82" style:font-weight-asian="normal" style:font-weight-complex="normal"/>
    </style:style>
    <style:style style:name="T5" style:family="text">
      <style:text-properties fo:font-weight="normal" officeooo:rsid="001bee91" style:font-weight-asian="normal" style:font-weight-complex="normal"/>
    </style:style>
    <style:style style:name="T6" style:family="text">
      <style:text-properties fo:font-weight="normal" officeooo:rsid="001d27a5" style:font-weight-asian="normal" style:font-weight-complex="normal"/>
    </style:style>
    <style:style style:name="T7" style:family="text">
      <style:text-properties fo:font-weight="normal" officeooo:rsid="0024f049" style:font-weight-asian="normal" style:font-weight-complex="normal"/>
    </style:style>
    <style:style style:name="T8" style:family="text">
      <style:text-properties fo:font-weight="normal" officeooo:rsid="0038ce85" style:font-weight-asian="normal" style:font-weight-complex="normal"/>
    </style:style>
    <style:style style:name="T9" style:family="text">
      <style:text-properties fo:font-weight="normal" officeooo:rsid="0011cfc3" style:font-weight-asian="normal" style:font-weight-complex="normal"/>
    </style:style>
    <style:style style:name="T10" style:family="text">
      <style:text-properties fo:font-weight="normal" officeooo:rsid="003a5e5a" style:font-weight-asian="normal" style:font-weight-complex="normal"/>
    </style:style>
    <style:style style:name="T11" style:family="text">
      <style:text-properties fo:font-weight="normal" officeooo:rsid="003ec4b1" style:font-weight-asian="normal" style:font-weight-complex="normal"/>
    </style:style>
    <style:style style:name="T12" style:family="text">
      <style:text-properties officeooo:rsid="001bee91"/>
    </style:style>
    <style:style style:name="T13" style:family="text">
      <style:text-properties style:text-position="sub 58%" officeooo:rsid="001bee91"/>
    </style:style>
    <style:style style:name="T14" style:family="text">
      <style:text-properties style:text-position="sub 58%" fo:font-weight="normal" officeooo:rsid="001d27a5" style:font-weight-asian="normal" style:font-weight-complex="normal"/>
    </style:style>
    <style:style style:name="T15" style:family="text">
      <style:text-properties style:text-position="sub 58%" fo:font-weight="normal" officeooo:rsid="001bee91" style:font-weight-asian="normal" style:font-weight-complex="normal"/>
    </style:style>
    <style:style style:name="T16" style:family="text">
      <style:text-properties style:text-position="0% 100%" fo:font-weight="normal" officeooo:rsid="001d27a5" style:font-weight-asian="normal" style:font-weight-complex="normal"/>
    </style:style>
    <style:style style:name="T17" style:family="text">
      <style:text-properties style:text-position="0% 100%" fo:font-weight="normal" officeooo:rsid="001f06e0" style:font-weight-asian="normal" style:font-weight-complex="normal"/>
    </style:style>
    <style:style style:name="T18" style:family="text">
      <style:text-properties style:text-position="0% 100%" fo:font-weight="normal" officeooo:rsid="002221ad" style:font-weight-asian="normal" style:font-weight-complex="normal"/>
    </style:style>
    <style:style style:name="T19" style:family="text">
      <style:text-properties style:text-position="0% 100%" fo:font-weight="normal" officeooo:rsid="00226015" style:font-weight-asian="normal" style:font-weight-complex="normal"/>
    </style:style>
    <style:style style:name="T20" style:family="text">
      <style:text-properties style:text-position="0% 100%" fo:font-weight="normal" officeooo:rsid="003a5e5a" style:font-weight-asian="normal" style:font-weight-complex="normal"/>
    </style:style>
    <style:style style:name="T21" style:family="text">
      <style:text-properties style:text-position="0% 100%" fo:font-weight="normal" officeooo:rsid="0019321f" style:font-weight-asian="normal" style:font-weight-complex="normal"/>
    </style:style>
    <style:style style:name="T22" style:family="text">
      <style:text-properties officeooo:rsid="0031ec14"/>
    </style:style>
    <style:style style:name="T23" style:family="text">
      <style:text-properties officeooo:rsid="003a5e5a"/>
    </style:style>
    <style:style style:name="T24" style:family="text">
      <style:text-properties fo:language="cs" fo:country="CZ" fo:font-weight="normal" officeooo:rsid="001332fd" style:font-weight-asian="normal" style:font-weight-complex="normal"/>
    </style:style>
    <style:style style:name="T25" style:family="text">
      <style:text-properties fo:language="cs" fo:country="CZ" fo:font-weight="normal" officeooo:rsid="003d2fdb" style:font-weight-asian="normal" style:font-weight-complex="normal"/>
    </style:style>
    <style:style style:name="T26" style:family="text">
      <style:text-properties fo:language="cs" fo:country="CZ" fo:font-weight="normal" officeooo:rsid="00279434" style:font-weight-asian="normal" style:font-weight-complex="normal"/>
    </style:style>
    <style:style style:name="T27" style:family="text">
      <style:text-properties fo:language="cs" fo:country="CZ" fo:font-weight="normal" officeooo:rsid="0028da4a" style:font-weight-asian="normal" style:font-weight-complex="normal"/>
    </style:style>
    <style:style style:name="T28" style:family="text">
      <style:text-properties fo:language="cs" fo:country="CZ" fo:font-weight="normal" officeooo:rsid="0028ff4b" style:font-weight-asian="normal" style:font-weight-complex="normal"/>
    </style:style>
    <style:style style:name="T29" style:family="text">
      <style:text-properties fo:language="cs" fo:country="CZ" fo:font-weight="normal" officeooo:rsid="00269f92" style:font-weight-asian="normal" style:font-weight-complex="normal"/>
    </style:style>
    <style:style style:name="T30" style:family="text">
      <style:text-properties fo:language="cs" fo:country="CZ" fo:font-weight="normal" officeooo:rsid="0023aeeb" style:font-weight-asian="normal" style:font-weight-complex="normal"/>
    </style:style>
    <style:style style:name="T31" style:family="text">
      <style:text-properties fo:language="cs" fo:country="CZ" fo:font-weight="normal" officeooo:rsid="003ec4b1" style:font-weight-asian="normal" style:font-weight-complex="normal"/>
    </style:style>
    <style:style style:name="T32" style:family="text">
      <style:text-properties fo:language="cs" fo:country="CZ" fo:font-weight="normal" officeooo:rsid="002a91ce" style:font-weight-asian="normal" style:font-weight-complex="normal"/>
    </style:style>
    <style:style style:name="T33" style:family="text">
      <style:text-properties fo:language="cs" fo:country="CZ" fo:font-weight="normal" officeooo:rsid="002b967b" style:font-weight-asian="normal" style:font-weight-complex="normal"/>
    </style:style>
    <style:style style:name="T34" style:family="text">
      <style:text-properties fo:language="cs" fo:country="CZ" fo:font-weight="normal" officeooo:rsid="002e43be" style:font-weight-asian="normal" style:font-weight-complex="normal"/>
    </style:style>
    <style:style style:name="T35" style:family="text">
      <style:text-properties fo:language="cs" fo:country="CZ" fo:font-weight="normal" officeooo:rsid="0030918f" style:font-weight-asian="normal" style:font-weight-complex="normal"/>
    </style:style>
    <style:style style:name="T36" style:family="text">
      <style:text-properties fo:language="cs" fo:country="CZ" fo:font-weight="normal" officeooo:rsid="002bbe75" style:font-weight-asian="normal" style:font-weight-complex="normal"/>
    </style:style>
    <style:style style:name="T37" style:family="text">
      <style:text-properties fo:language="cs" fo:country="CZ" fo:font-weight="normal" officeooo:rsid="003414ca" style:font-weight-asian="normal" style:font-weight-complex="normal"/>
    </style:style>
    <style:style style:name="T38" style:family="text">
      <style:text-properties fo:language="cs" fo:country="CZ" fo:font-weight="normal" officeooo:rsid="003fa43e" style:font-weight-asian="normal" style:font-weight-complex="normal"/>
    </style:style>
    <style:style style:name="T39" style:family="text">
      <style:text-properties fo:language="cs" fo:country="CZ" fo:font-weight="normal" officeooo:rsid="00415d36" style:font-weight-asian="normal" style:font-weight-complex="normal"/>
    </style:style>
    <style:style style:name="T40" style:family="text">
      <style:text-properties fo:language="cs" fo:country="CZ" fo:font-weight="normal" officeooo:rsid="00427127" style:font-weight-asian="normal" style:font-weight-complex="normal"/>
    </style:style>
    <style:style style:name="T41" style:family="text">
      <style:text-properties fo:language="cs" fo:country="CZ" fo:font-weight="normal" officeooo:rsid="0019321f" style:font-weight-asian="normal" style:font-weight-complex="normal"/>
    </style:style>
    <style:style style:name="T42" style:family="text">
      <style:text-properties fo:language="cs" fo:country="CZ" fo:font-weight="normal" officeooo:rsid="00195a82" style:font-weight-asian="normal" style:font-weight-complex="normal"/>
    </style:style>
    <style:style style:name="T43" style:family="text">
      <style:text-properties fo:language="cs" fo:country="CZ" fo:font-weight="normal" officeooo:rsid="004416ee" style:font-weight-asian="normal" style:font-weight-complex="normal"/>
    </style:style>
    <style:style style:name="T44" style:family="text">
      <style:text-properties officeooo:rsid="003d2fdb"/>
    </style:style>
    <style:style style:name="T45" style:family="text">
      <style:text-properties officeooo:rsid="003fa43e"/>
    </style:style>
    <style:style style:name="T46" style:family="text">
      <style:text-properties officeooo:rsid="003fa43e" fo:background-color="#ffff00"/>
    </style:style>
    <style:style style:name="T47" style:family="text">
      <style:text-properties officeooo:rsid="004433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Cílem projektu je příprava studijních materiálů k předmětu F8130 - Pokročilé disperzní modely v optice tenkých vrstev, zejména skript, e-learningového kurzu na IS MU a manuálu k programu newAD, který se používá pro fitování optických dat získaných z elipsometrie a spektrofotometrie tenkých vrstev. Skripta a manuál k newAD budou zároveň sloužit jako studijní materiál k praktiku </text:span><text:span text:style-name="T3">F8542 </text:span><text:span text:style-name="T4">-</text:span><text:span text:style-name="T3"> Experimentální metody a speciální praktikum, </text:span><text:span text:style-name="T4">konkrétně k úloze Optická charakterizace tenkých vrstev. </text:span><text:span text:style-name="T8">Předmět </text:span><text:span text:style-name="T9">F8130 </text:span><text:span text:style-name="T8">byl nově vypsán v tomto školním roce jako volitelný pro fyzikální obory a předmět </text:span><text:span text:style-name="T3">F8542 </text:span><text:span text:style-name="T8">je povinným předmětem magisterského oboru Fyzika plazmatu. </text:span></text:p>
      <text:p text:style-name="P2"/>
      <text:p text:style-name="P1"><text:span text:style-name="T1">Součástí skript bude jak podrobné shrnutí teorie probírané během přednášek v rozsahu daném osnovou předmětu, tak i příklady konkrétních aplikací probíraných disperzních modelů na vrstvy HfO</text:span><text:span text:style-name="T13">2</text:span><text:span text:style-name="T12">, Al</text:span><text:span text:style-name="T13">2</text:span><text:span text:style-name="T12">O</text:span><text:span text:style-name="T13">3</text:span><text:span text:style-name="T12"> a TiO</text:span><text:span text:style-name="T13">2</text:span><text:span text:style-name="T12">. Vzorky těchto vrstev na oboustranně leštěném krystalickém křemíku budou připraveny pro tento projekt a naměřeny dostupnými optickými metodami (elipsometrie, spektrofotometrie) v širokém spektrálním rozsahu. Získaná experimentální data budou vzorově vyhodnoceny programem newAD a toto vyhodnocení bude studentům názorně předvedeno v rámci přednášky. Naměřená optická data budou k dispozici online v e-learningových materiálech a studenti tedy budou mít možnost si sami vyzkoušet vyhodnocení vhodným disperzním modelem pomocí programu newAD. </text:span></text:p>
      <text:p text:style-name="P3"/>
      <text:p text:style-name="P17"><text:span text:style-name="T23">Program newAD je vyvíjen na Ústavu fyzikální elektroniky PřF MU pro řešení výzkumných problémů, ale v rámci praktika </text:span><text:span text:style-name="T3">F8542 </text:span><text:span text:style-name="T8">i v rámci řešení bakalářských, diplomových a dizertačních prací je využíván </text:span><text:span text:style-name="T10">i </text:span><text:span text:style-name="T8">studenty. Program obsahuje </text:span><text:span text:style-name="T22">implementaci všech disperzních modelů vyučovaných v rámci předmětu F8130. Bohužel se ale jedná o velmi komplikovaný software bez podrobné vlastní dokumentace a pro jeho efektivní použití je nutné dlouhé zaškolování. Právě přehledný manuál, který bude vytvořen v rámci projektu, je řešením tohoto problému. Kromě seznámení se základními funkcemi a návodu k instalaci, budou součástí manuálu i návody k fitování vybraných tenkých vrstev pomocí moderního univerzálního modelu PJDOS.</text:span></text:p>
      <text:p text:style-name="P4"/>
      <text:p text:style-name="P18"><text:span text:style-name="T2">Návody pro program newAD budou dále využitelné i v rámci praktika </text:span><text:span text:style-name="T3">F8542, </text:span><text:span text:style-name="T5">kde mají studenti </text:span><text:span text:style-name="T6">v úloze </text:span><text:span text:style-name="T4">Optická charakterizace tenkých vrstev </text:span><text:span text:style-name="T6">za úkol měřit a charakterizovat tenké vrstvy DLC, SiO</text:span><text:span text:style-name="T14">2</text:span><text:span text:style-name="T16"> a </text:span><text:span text:style-name="T17">SiOCH</text:span><text:span text:style-name="T16">.</text:span><text:span text:style-name="T18"> Doposud byl program newAD v rámci </text:span><text:span text:style-name="T20">praktika F8542</text:span><text:span text:style-name="T18"> předváděn na krátké konzultaci s vyučujícím, která ale nebyla rozsahem úměrná náročnosti programu </text:span><text:span text:style-name="T20">a studenti měli s použitím programu problémy</text:span><text:span text:style-name="T18">. </text:span><text:span text:style-name="T19">Přehledný manuál </text:span><text:span text:style-name="T20">pro newAD</text:span><text:span text:style-name="T19"> </text:span><text:span text:style-name="T20">tedy </text:span><text:span text:style-name="T19">povede ke zkvalitnění </text:span><text:span text:style-name="T20">p</text:span><text:span text:style-name="T21">raktika F8542</text:span><text:span text:style-name="T19">.</text:span></text:p>
      <text:p text:style-name="P5"/>
      <text:p text:style-name="P20">Výsledkem projektu budou skripta v českém jazyce shrnující teorii a příklady aplikací, návod k programu newAD a e-learningové materiály, které budou pomocí Interaktivní osnovy přehledně prezentovat obsah přednášky a doplňovat ho o animace fitování pomocí newAD a data pro praktické cvičení studentů.</text:p>
      <text:p text:style-name="P19">Zdůvodnění financí</text:p>
      <text:p text:style-name="P9"/>
      <text:p text:style-name="P11"><text:span text:style-name="T44">Řešitel</text:span> projektu bude Mgr. Daniel Franta, Ph.D., který je zároveň vyučujícím předmětu F8130 Pokročilé disperzní modely v optice tenkých vrstev a <text:span text:style-name="T45">pracuje na výzkumu optciké charakterizace materiálů. Na toto téma publikoval již </text:span><text:span text:style-name="T47">více jak 80 článků.</text:span><text:span text:style-name="T45"> </text:span>Daniel Franta bude zajišťovat <text:span text:style-name="T44">odbornou</text:span> a pedagogickou <text:span text:style-name="T44">úroveň připravených studijních materiálů</text:span>. Za toto mu bude náležet odměna ve výši 10000Kč. <text:span text:style-name="T47">S plánovanou odměnou souvisí i zákonné odvody. </text:span></text:p>
      <text:p text:style-name="P10"/>
      <text:p text:style-name="P7"><text:span text:style-name="T7">Částka 5000Kč </text:span><text:span text:style-name="T11">na služby </text:span><text:span text:style-name="T7">je vyhrazena na přípravu vzorků </text:span><text:span text:style-name="T11">vrstev </text:span><text:span text:style-name="T9">HfO</text:span><text:span text:style-name="T15">2</text:span><text:span text:style-name="T5">, Al</text:span><text:span text:style-name="T15">2</text:span><text:span text:style-name="T5">O</text:span><text:span text:style-name="T15">3</text:span><text:span text:style-name="T5"> a TiO</text:span><text:span text:style-name="T15">2 </text:span><text:span text:style-name="T11">metodami, které nejsou dostupné na Přírodovědecké fakultě MU. Vzorky budou </text:span><text:span text:style-name="T5">naměřeny dostupnými optickými metodami (elipsometrie, spektrofotometrie) v širokém spektrálním rozsahu </text:span><text:span text:style-name="T11">a bude na nich názorně prezentováno použití </text:span><text:span text:style-name="T7">disperzní</text:span><text:span text:style-name="T11">ch</text:span><text:span text:style-name="T7"> model</text:span><text:span text:style-name="T11">ů pomocí programu newAD</text:span><text:span text:style-name="T7">. </text:span></text:p>
      <text:p text:style-name="P12"/>
      <text:p text:style-name="P8"><text:span text:style-name="T31">Mgr. </text:span><text:span text:style-name="T28">Pavel Ondračka, </text:span><text:span text:style-name="T31">pro něhož je plánováno stipendium,</text:span><text:span text:style-name="T28"> </text:span><text:span text:style-name="T25">bude na základě poznámek Daniela Franty k přednášce a po konzultacích s ním připravovat skripta vysázená programem LaTeX. </text:span><text:span text:style-name="T38">Dále </text:span><text:span text:style-name="T32">bude </text:span><text:span text:style-name="T38">připravovat </text:span><text:span text:style-name="T32">i manuál k programu newAD. </text:span><text:span text:style-name="T38">Zde </text:span><text:span text:style-name="T33">bude </text:span><text:span text:style-name="T34">popsán postup instalace programu, </text:span><text:span text:style-name="T38">případně návod k</text:span><text:span text:style-name="T34"> připojení na server </text:span><text:span text:style-name="T38">Ú</text:span><text:span text:style-name="T35">FE </text:span><text:span text:style-name="T34">s již existující instalací. Dále bude manuál obsahovat popis jednotlivých funkcí hlavního rozhraní pro program newAD – xviewerAD. A nakonec bude</text:span><text:span text:style-name="T33"> krok po kro</text:span><text:span text:style-name="T35">ku</text:span><text:span text:style-name="T33"> po</text:span><text:span text:style-name="T34">p</text:span><text:span text:style-name="T33">sán postup vyhodnocování optických dat univerzálním modelem </text:span><text:span text:style-name="T36">PJDOS pro vybrané tenké vrstvy. Součástí návodu budou </text:span><text:span text:style-name="T34">i</text:span><text:span text:style-name="T36"> názorné </text:span><text:span text:style-name="T37">obrázky se</text:span><text:span text:style-name="T36"> snímky obrazovky. </text:span><text:span text:style-name="T43">Na základě v</text:span><text:span text:style-name="T38">ytvořen</text:span><text:span text:style-name="T43">ých</text:span><text:span text:style-name="T38"> text</text:span><text:span text:style-name="T43">ů</text:span><text:span text:style-name="T38"> budou </text:span><text:span text:style-name="T43">připraveny i </text:span><text:span text:style-name="T27">e-l</text:span><text:span text:style-name="T31">ea</text:span><text:span text:style-name="T27">rningov</text:span><text:span text:style-name="T43">é</text:span><text:span text:style-name="T27"> materiál</text:span><text:span text:style-name="T43">y</text:span><text:span text:style-name="T38"> </text:span><text:span text:style-name="T40">předmětu </text:span><text:span text:style-name="T30">F8130</text:span><text:span text:style-name="T27">. </text:span><text:span text:style-name="T40">Skripta a manuál programu newAD budou zároveň sloužit i jako studijní materiály předmětu </text:span><text:span text:style-name="T41">F8542 </text:span><text:span text:style-name="T42">-</text:span><text:span text:style-name="T41"> Experimentální metody a speciální praktikum, </text:span><text:span text:style-name="T42">konkrétně úlo</text:span><text:span text:style-name="T40">hy</text:span><text:span text:style-name="T42"> Optická charakterizace tenkých vrstev.</text:span></text:p>
      <text:p text:style-name="P21"/>
      <text:p text:style-name="P6"><text:span text:style-name="T25">Mgr</text:span><text:span text:style-name="T24">. </text:span><text:span text:style-name="T25">Pavel Ondračka (student DSP Pokročilé nanotechnologie a mikrotechnologie) </text:span><text:span text:style-name="T24">byl pro tento projekt vybrán řešitel</text:span><text:span text:style-name="T25">em</text:span><text:span text:style-name="T24">, protože se </text:span><text:span text:style-name="T25">již během </text:span><text:span text:style-name="T26">svého </text:span><text:span text:style-name="T27">bakalářského a magisterského studia </text:span><text:span text:style-name="T25">zabýval </text:span><text:span text:style-name="T27">optick</text:span><text:span text:style-name="T25">ou</text:span><text:span text:style-name="T27"> charakterizac</text:span><text:span text:style-name="T25">í</text:span><text:span text:style-name="T27"> tenkých vrstev a v</text:span><text:span text:style-name="T28">ývoj</text:span><text:span text:style-name="T25">em</text:span><text:span text:style-name="T27"> disperzní</text:span><text:span text:style-name="T28">ho</text:span><text:span text:style-name="T27"> model</text:span><text:span text:style-name="T28">u PJDOS</text:span><text:span text:style-name="T27"> pro DLC vrstvy, jehož implementace je součástí</text:span><text:span text:style-name="T29"> programu newAD. </text:span><text:span text:style-name="T38">Magisterské studiu oboru Fyzika plazmatu ukončil s vyznamenáním. </text:span><text:span text:style-name="T25">Ve své dizertační práci se nyní věnuje tématu Struktura plazmaticky připravených tenkých vrstev studovaná pomocí optických metod. </text:span><text:span text:style-name="T39">V rámci tohoto tématu byla navázána spolupráce s Montanuniversitat v Leobenu (Rakousko).</text:span></text:p>
      <text:p text:style-name="P13"/>
      <text:p text:style-name="P15"/>
      <text:p text:style-name="P15"/>
      <text:p text:style-name="P16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Sans" svg:font-family="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 Sharp" style:font-size-asian="18pt" style:font-weight-asian="bold" style:font-name-complex="DejaVu Sans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</meta:initial-creator>
    <meta:creation-date>2014-01-23T09:37:14</meta:creation-date>
    <dc:date>2014-01-24T09:59:17</dc:date>
    <dc:creator>Pavel </dc:creator>
    <meta:editing-duration>PT8H38M25S</meta:editing-duration>
    <meta:editing-cycles>52</meta:editing-cycles>
    <meta:generator>LibreOffice/3.6$Linux_X86_64 LibreOffice_project/360m1$Build-2</meta:generator>
    <meta:document-statistic meta:table-count="0" meta:image-count="0" meta:object-count="0" meta:page-count="2" meta:paragraph-count="10" meta:word-count="724" meta:character-count="5187" meta:non-whitespace-character-count="4469"/>
  </office:meta>
</office:document-meta>
</file>